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18000000180F0BB8CBCF22421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</style:style>
    <style:style style:name="gr2" style:family="graphic" style:parent-style-name="standard" style:list-style-name="L2">
      <style:graphic-properties draw:marker-start="" draw:fill="solid" draw:fill-color="#ffffff" draw:opacity="100%" draw:textarea-horizontal-align="justify" draw:textarea-vertical-align="middle" draw:auto-grow-height="false" fo:min-height="0.75cm" fo:min-width="7.5cm"/>
    </style:style>
    <style:style style:name="gr3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2">
      <style:graphic-properties draw:marker-start="" draw:fill="solid" draw:fill-color="#ffffff" draw:opacity="100%" draw:textarea-horizontal-align="justify" draw:textarea-vertical-align="middle" draw:auto-grow-height="false" fo:min-height="0.75cm" fo:min-width="5.5cm"/>
    </style:style>
    <style:style style:name="gr5" style:family="graphic" style:parent-style-name="standard" style:list-style-name="L2">
      <style:graphic-properties draw:marker-start="" draw:fill="solid" draw:fill-color="#ffffff" draw:opacity="100%" draw:textarea-horizontal-align="justify" draw:textarea-vertical-align="middle" draw:auto-grow-height="false" fo:min-height="0.75cm" fo:min-width="3.5cm"/>
    </style:style>
    <style:style style:name="gr6" style:family="graphic" style:parent-style-name="standard">
      <style:graphic-properties svg:stroke-width="0.212cm" svg:stroke-color="#999999" draw:marker-start="" draw:marker-start-width="0.518cm" draw:marker-end-width="0.518cm" draw:textarea-vertical-align="middle" fo:padding-top="0.231cm" fo:padding-bottom="0.231cm" fo:padding-left="0.356cm" fo:padding-right="0.356cm"/>
    </style:style>
    <style:style style:name="gr7" style:family="graphic" style:parent-style-name="standard" style:list-style-name="L2">
      <style:graphic-properties draw:marker-start="" draw:fill="solid" draw:fill-color="#ffffff" draw:opacity="100%" draw:textarea-horizontal-align="justify" draw:textarea-vertical-align="middle" draw:auto-grow-height="false" fo:min-height="0.75cm" fo:min-width="5.5cm"/>
    </style:style>
    <style:style style:name="gr8" style:family="graphic" style:parent-style-name="standard" style:list-style-name="L2">
      <style:graphic-properties draw:marker-start="" draw:fill="solid" draw:fill-color="#ffffff" draw:opacity="100%" draw:textarea-horizontal-align="justify" draw:textarea-vertical-align="middle" draw:auto-grow-height="false" fo:min-height="0.75cm" fo:min-width="5.5cm"/>
    </style:style>
    <style:style style:name="gr9" style:family="graphic" style:parent-style-name="standard" style:list-style-name="L2">
      <style:graphic-properties draw:marker-start="" draw:fill="solid" draw:fill-color="#ffffff" draw:opacity="100%" draw:textarea-horizontal-align="justify" draw:textarea-vertical-align="middle" draw:auto-grow-height="false" fo:min-height="0.75cm" fo:min-width="5.5cm"/>
    </style:style>
    <style:style style:name="gr10" style:family="graphic" style:parent-style-name="standard" style:list-style-name="L2">
      <style:graphic-properties draw:marker-start="" draw:fill="solid" draw:fill-color="#ffffff" draw:opacity="100%" draw:textarea-horizontal-align="justify" draw:textarea-vertical-align="middle" draw:auto-grow-height="false" fo:min-height="0.75cm" fo:min-width="5.6cm"/>
    </style:style>
    <style:style style:name="gr11" style:family="graphic" style:parent-style-name="standard" style:list-style-name="L2">
      <style:graphic-properties draw:marker-start="" draw:fill="solid" draw:fill-color="#ffffff" draw:opacity="100%" draw:textarea-horizontal-align="justify" draw:textarea-vertical-align="middle" draw:auto-grow-height="false" fo:min-height="0.75cm" fo:min-width="5.6cm"/>
    </style:style>
    <style:style style:name="gr12" style:family="graphic" style:parent-style-name="standard" style:list-style-name="L2">
      <style:graphic-properties draw:marker-start="" draw:fill="solid" draw:fill-color="#ffffff" draw:opacity="100%" draw:textarea-horizontal-align="justify" draw:textarea-vertical-align="middle" draw:auto-grow-height="false" fo:min-height="0.75cm" fo:min-width="5.6cm"/>
    </style:style>
    <style:style style:name="gr13" style:family="graphic" style:parent-style-name="standard" style:list-style-name="L2">
      <style:graphic-properties draw:marker-start="" draw:fill="solid" draw:fill-color="#ffffff" draw:opacity="100%" draw:textarea-horizontal-align="justify" draw:textarea-vertical-align="middle" draw:auto-grow-height="false" fo:min-height="0.75cm" fo:min-width="5.5cm"/>
    </style:style>
    <style:style style:name="gr14" style:family="graphic" style:parent-style-name="standard" style:list-style-name="L2">
      <style:graphic-properties draw:marker-start="" draw:fill="solid" draw:fill-color="#ffffff" draw:opacity="100%" draw:textarea-horizontal-align="justify" draw:textarea-vertical-align="middle" draw:auto-grow-height="false" fo:min-height="0.75cm" fo:min-width="5.5cm"/>
    </style:style>
    <style:style style:name="gr15" style:family="graphic" style:parent-style-name="standard" style:list-style-name="L2">
      <style:graphic-properties draw:marker-start="" draw:fill="solid" draw:fill-color="#ffffff" draw:opacity="100%" draw:textarea-horizontal-align="justify" draw:textarea-vertical-align="middle" draw:auto-grow-height="false" fo:min-height="0.75cm" fo:min-width="5.5cm"/>
    </style:style>
    <style:style style:name="gr16" style:family="graphic" style:parent-style-name="standard" style:list-style-name="L2">
      <style:graphic-properties draw:marker-start="" draw:fill="solid" draw:fill-color="#ffffff" draw:opacity="100%" draw:textarea-horizontal-align="justify" draw:textarea-vertical-align="middle" draw:auto-grow-height="false" fo:min-height="0.75cm" fo:min-width="3.5cm"/>
    </style:style>
    <style:style style:name="gr17" style:family="graphic" style:parent-style-name="standard" style:list-style-name="L2">
      <style:graphic-properties draw:marker-start="" draw:fill="solid" draw:fill-color="#ffffff" draw:opacity="100%" draw:textarea-horizontal-align="justify" draw:textarea-vertical-align="middle" draw:auto-grow-height="false" fo:min-height="0.75cm" fo:min-width="5.5cm"/>
    </style:style>
    <style:style style:name="gr18" style:family="graphic" style:parent-style-name="standard" style:list-style-name="L2">
      <style:graphic-properties draw:marker-start="" draw:fill="solid" draw:fill-color="#ffffff" draw:opacity="100%" draw:textarea-horizontal-align="justify" draw:textarea-vertical-align="middle" draw:auto-grow-height="false" fo:min-height="0.75cm" fo:min-width="3.5cm"/>
    </style:style>
    <style:style style:name="gr19" style:family="graphic" style:parent-style-name="standard" style:list-style-name="L2">
      <style:graphic-properties draw:marker-start="" draw:fill="solid" draw:fill-color="#ffffff" draw:opacity="100%" draw:textarea-horizontal-align="justify" draw:textarea-vertical-align="middle" draw:auto-grow-height="false" fo:min-height="0.75cm" fo:min-width="5.5cm"/>
    </style:style>
    <style:style style:name="gr20" style:family="graphic" style:parent-style-name="standard" style:list-style-name="L2">
      <style:graphic-properties draw:marker-start="" draw:fill="solid" draw:fill-color="#ffffff" draw:opacity="100%" draw:textarea-horizontal-align="justify" draw:textarea-vertical-align="middle" draw:auto-grow-height="false" fo:min-height="0.75cm" fo:min-width="5.5cm"/>
    </style:style>
    <style:style style:name="gr21" style:family="graphic" style:parent-style-name="standard" style:list-style-name="L2">
      <style:graphic-properties draw:marker-start="" draw:fill="solid" draw:fill-color="#ffffff" draw:opacity="100%" draw:textarea-horizontal-align="justify" draw:textarea-vertical-align="middle" draw:auto-grow-height="false" fo:min-height="0.75cm" fo:min-width="5.5cm"/>
    </style:style>
    <style:style style:name="gr22" style:family="graphic" style:parent-style-name="standard" style:list-style-name="L2">
      <style:graphic-properties draw:marker-start="" draw:fill="solid" draw:fill-color="#ffffff" draw:opacity="100%" draw:textarea-horizontal-align="justify" draw:textarea-vertical-align="middle" draw:auto-grow-height="false" fo:min-height="0.75cm" fo:min-width="5.5cm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/>
      <style:text-properties fo:font-weight="bold" style:font-weight-asian="bold" style:font-weight-complex="bold"/>
    </style:style>
    <style:style style:name="P3" style:family="paragraph">
      <style:paragraph-properties fo:margin-left="0.005cm" fo:margin-right="0cm" fo:text-align="center" fo:text-indent="0cm"/>
    </style:style>
    <style:style style:name="P4" style:family="paragraph">
      <loext:graphic-properties draw:fill="solid" draw:fill-color="#ffffff" draw:opacity="100%"/>
      <style:paragraph-properties fo:margin-left="0.005cm" fo:margin-right="0cm" fo:text-align="center" fo:text-indent="0cm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8000000180F0BB8CBCF22421C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2" xlink:href="Pictures/1000020100000018000000180F0BB8CBCF22421C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3" xlink:href="Pictures/1000020100000018000000180F0BB8CBCF22421C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4" xlink:href="Pictures/1000020100000018000000180F0BB8CBCF22421C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5" xlink:href="Pictures/1000020100000018000000180F0BB8CBCF22421C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6" xlink:href="Pictures/1000020100000018000000180F0BB8CBCF22421C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7" xlink:href="Pictures/1000020100000018000000180F0BB8CBCF22421C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8" xlink:href="Pictures/1000020100000018000000180F0BB8CBCF22421C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9" xlink:href="Pictures/1000020100000018000000180F0BB8CBCF22421C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10" xlink:href="Pictures/1000020100000018000000180F0BB8CBCF22421C.png" xlink:type="simple" xlink:show="embed" xlink:actuate="onLoad">
        <style:list-level-properties text:min-label-width="0.6cm" style:vertical-pos="middle" style:vertical-rel="line" fo:width="0.4cm" fo:height="0.4cm"/>
      </text:list-level-style-image>
    </text:list-style>
  </office:automatic-styles>
  <office:body>
    <office:drawing>
      <draw:page draw:name="page1" draw:style-name="dp1" draw:master-page-name="Обычный">
        <draw:frame draw:style-name="gr1" draw:text-style-name="P2" draw:layer="layout" svg:width="24.8cm" svg:height="0.962cm" svg:x="1cm" svg:y="1cm">
          <draw:text-box>
            <text:p text:style-name="P1"><text:span text:style-name="T1">Иерархия объектов (структура подразделений предприятия)</text:span></text:p>
          </draw:text-box>
        </draw:frame>
        <draw:g xml:id="id1" draw:id="id1">
          <draw:custom-shape draw:style-name="gr2" draw:text-style-name="P4" draw:layer="layout" svg:width="8cm" svg:height="1cm" svg:x="3cm" svg:y="3cm">
            <draw:glue-point draw:id="4" svg:x="-2.777cm" svg:y="5cm"/>
            <draw:glue-point draw:id="5" svg:x="2.777cm" svg:y="5cm"/>
            <text:list text:style-name="L2">
              <text:list-header>
                <text:p text:style-name="P3"><text:span text:style-name="T2">[Предприятие]Севергазгеофизика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5" draw:layer="layout" svg:width="0.845cm" svg:height="0.845cm" svg:x="2.955cm" svg:y="3.055cm">
            <draw:image xlink:href="Pictures/1000020100000018000000180F0BB8CBCF22421C.png" xlink:type="simple" xlink:show="embed" xlink:actuate="onLoad">
              <text:p/>
            </draw:image>
          </draw:frame>
        </draw:g>
        <draw:g xml:id="id10" draw:id="id10">
          <draw:custom-shape draw:style-name="gr4" draw:text-style-name="P4" draw:layer="layout" svg:width="6cm" svg:height="1cm" svg:x="11cm" svg:y="9cm">
            <draw:glue-point draw:id="4" svg:x="-2.777cm" svg:y="5cm"/>
            <draw:glue-point draw:id="5" svg:x="2.777cm" svg:y="5cm"/>
            <text:list text:style-name="L2">
              <text:list-header>
                <text:p text:style-name="P6"><text:span text:style-name="T2">[Участок СЦ]Ремонтный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5" draw:layer="layout" svg:width="0.845cm" svg:height="0.845cm" svg:x="11cm" svg:y="9.055cm">
            <draw:image xlink:href="Pictures/1000020100000018000000180F0BB8CBCF22421C.png" xlink:type="simple" xlink:show="embed" xlink:actuate="onLoad">
              <text:p/>
            </draw:image>
          </draw:frame>
        </draw:g>
        <draw:g xml:id="id2" draw:id="id2">
          <draw:custom-shape draw:style-name="gr5" draw:text-style-name="P4" draw:layer="layout" svg:width="4cm" svg:height="1cm" svg:x="8cm" svg:y="5cm">
            <draw:glue-point draw:id="4" svg:x="-2.777cm" svg:y="5cm"/>
            <draw:glue-point draw:id="5" svg:x="2.777cm" svg:y="5cm"/>
            <text:list text:style-name="L2">
              <text:list-header>
                <text:p text:style-name="P6"><text:span text:style-name="T2">[Отдел]СЦ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5" draw:layer="layout" svg:width="0.845cm" svg:height="0.845cm" svg:x="8cm" svg:y="5.055cm">
            <draw:image xlink:href="Pictures/1000020100000018000000180F0BB8CBCF22421C.png" xlink:type="simple" xlink:show="embed" xlink:actuate="onLoad">
              <text:p/>
            </draw:image>
          </draw:frame>
        </draw:g>
        <draw:connector draw:style-name="gr6" draw:text-style-name="P6" draw:layer="layout" svg:x1="6.977cm" svg:y1="4cm" svg:x2="8cm" svg:y2="5.5cm" draw:start-shape="id1" draw:start-glue-point="2" draw:end-shape="id2" draw:end-glue-point="3" svg:d="M6977 4000v1500h1023" svg:viewBox="0 0 1024 1501">
          <text:p/>
        </draw:connector>
        <draw:custom-shape draw:style-name="gr7" draw:text-style-name="P4" draw:layer="layout" svg:width="6cm" svg:height="1cm" svg:x="11cm" svg:y="15cm">
          <draw:glue-point draw:id="4" svg:x="-2.777cm" svg:y="5cm"/>
          <draw:glue-point draw:id="5" svg:x="2.777cm" svg:y="5cm"/>
          <text:list text:style-name="L2">
            <text:list-header>
              <text:p text:style-name="P6"><text:span text:style-name="T2">[Участок СЦ]Метрологический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xml:id="id3" draw:id="id3" draw:layer="layout" svg:width="0.845cm" svg:height="0.845cm" svg:x="11cm" svg:y="15.055cm">
          <draw:image xlink:href="Pictures/1000020100000018000000180F0BB8CBCF22421C.png" xlink:type="simple" xlink:show="embed" xlink:actuate="onLoad">
            <text:p/>
          </draw:image>
        </draw:frame>
        <draw:connector draw:style-name="gr6" draw:text-style-name="P6" draw:layer="layout" svg:x1="10cm" svg:y1="6cm" svg:x2="11cm" svg:y2="15.477cm" draw:start-shape="id2" draw:start-glue-point="2" draw:end-shape="id3" draw:end-glue-point="3" svg:d="M10000 6000v9477h1000" svg:viewBox="0 0 1001 9478">
          <text:p/>
        </draw:connector>
        <draw:custom-shape draw:style-name="gr8" draw:text-style-name="P4" draw:layer="layout" svg:width="6cm" svg:height="1cm" svg:x="11cm" svg:y="13cm">
          <draw:glue-point draw:id="4" svg:x="-2.777cm" svg:y="5cm"/>
          <draw:glue-point draw:id="5" svg:x="2.777cm" svg:y="5cm"/>
          <text:list text:style-name="L2">
            <text:list-header>
              <text:p text:style-name="P6"><text:span text:style-name="T2">[Участок СЦ]Пункт проката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xml:id="id4" draw:id="id4" draw:layer="layout" svg:width="0.845cm" svg:height="0.845cm" svg:x="11cm" svg:y="13.055cm">
          <draw:image xlink:href="Pictures/1000020100000018000000180F0BB8CBCF22421C.png" xlink:type="simple" xlink:show="embed" xlink:actuate="onLoad">
            <text:p/>
          </draw:image>
        </draw:frame>
        <draw:connector draw:style-name="gr6" draw:text-style-name="P6" draw:layer="layout" svg:x1="10cm" svg:y1="6cm" svg:x2="11cm" svg:y2="13.477cm" draw:start-shape="id2" draw:start-glue-point="2" draw:end-shape="id4" draw:end-glue-point="3" svg:d="M10000 6000v7477h1000" svg:viewBox="0 0 1001 7478">
          <text:p/>
        </draw:connector>
        <draw:custom-shape draw:style-name="gr9" draw:text-style-name="P4" draw:layer="layout" svg:width="6cm" svg:height="1cm" svg:x="11cm" svg:y="17cm">
          <draw:glue-point draw:id="4" svg:x="-2.777cm" svg:y="5cm"/>
          <draw:glue-point draw:id="5" svg:x="2.777cm" svg:y="5cm"/>
          <text:list text:style-name="L2">
            <text:list-header>
              <text:p text:style-name="P6"><text:span text:style-name="T2">[Участок СЦ]Склад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xml:id="id5" draw:id="id5" draw:layer="layout" svg:width="0.845cm" svg:height="0.845cm" svg:x="11cm" svg:y="17.055cm">
          <draw:image xlink:href="Pictures/1000020100000018000000180F0BB8CBCF22421C.png" xlink:type="simple" xlink:show="embed" xlink:actuate="onLoad">
            <text:p/>
          </draw:image>
        </draw:frame>
        <draw:connector draw:style-name="gr6" draw:text-style-name="P6" draw:layer="layout" svg:x1="10cm" svg:y1="6cm" svg:x2="11cm" svg:y2="17.477cm" draw:start-shape="id2" draw:start-glue-point="2" draw:end-shape="id5" draw:end-glue-point="3" svg:d="M10000 6000v11477h1000" svg:viewBox="0 0 1001 11478">
          <text:p/>
        </draw:connector>
        <draw:custom-shape draw:style-name="gr10" draw:text-style-name="P4" draw:layer="layout" svg:width="6.1cm" svg:height="1cm" svg:x="10.9cm" svg:y="19cm">
          <draw:glue-point draw:id="4" svg:x="-2.777cm" svg:y="5cm"/>
          <draw:glue-point draw:id="5" svg:x="2.777cm" svg:y="5cm"/>
          <text:list text:style-name="L2">
            <text:list-header>
              <text:p text:style-name="P6"><text:span text:style-name="T2">[Участок СЦ]Консервация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xml:id="id6" draw:id="id6" draw:layer="layout" svg:width="0.845cm" svg:height="0.845cm" svg:x="10.9cm" svg:y="19.055cm">
          <draw:image xlink:href="Pictures/1000020100000018000000180F0BB8CBCF22421C.png" xlink:type="simple" xlink:show="embed" xlink:actuate="onLoad">
            <text:p/>
          </draw:image>
        </draw:frame>
        <draw:connector draw:style-name="gr6" draw:text-style-name="P6" draw:layer="layout" svg:x1="10cm" svg:y1="6cm" svg:x2="10.9cm" svg:y2="19.477cm" draw:start-shape="id2" draw:start-glue-point="2" draw:end-shape="id6" draw:end-glue-point="3" svg:d="M10000 6000v13477h900" svg:viewBox="0 0 901 13478">
          <text:p/>
        </draw:connector>
        <draw:custom-shape draw:style-name="gr11" draw:text-style-name="P4" draw:layer="layout" svg:width="6.1cm" svg:height="1cm" svg:x="10.9cm" svg:y="21cm">
          <draw:glue-point draw:id="4" svg:x="-2.777cm" svg:y="5cm"/>
          <draw:glue-point draw:id="5" svg:x="2.777cm" svg:y="5cm"/>
          <text:list text:style-name="L2">
            <text:list-header>
              <text:p text:style-name="P6"><text:span text:style-name="T2">[Участок СЦ]Долгосрочный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xml:id="id7" draw:id="id7" draw:layer="layout" svg:width="0.845cm" svg:height="0.845cm" svg:x="10.9cm" svg:y="21.055cm">
          <draw:image xlink:href="Pictures/1000020100000018000000180F0BB8CBCF22421C.png" xlink:type="simple" xlink:show="embed" xlink:actuate="onLoad">
            <text:p/>
          </draw:image>
        </draw:frame>
        <draw:connector draw:style-name="gr6" draw:text-style-name="P6" draw:layer="layout" svg:x1="10cm" svg:y1="6cm" svg:x2="10.9cm" svg:y2="21.477cm" draw:start-shape="id2" draw:start-glue-point="2" draw:end-shape="id7" draw:end-glue-point="3" svg:d="M10000 6000v15477h900" svg:viewBox="0 0 901 15478">
          <text:p/>
        </draw:connector>
        <draw:custom-shape draw:style-name="gr12" draw:text-style-name="P4" draw:layer="layout" svg:width="6.1cm" svg:height="1cm" svg:x="10.9cm" svg:y="23cm">
          <draw:glue-point draw:id="4" svg:x="-2.777cm" svg:y="5cm"/>
          <draw:glue-point draw:id="5" svg:x="2.777cm" svg:y="5cm"/>
          <text:list text:style-name="L2">
            <text:list-header>
              <text:p text:style-name="P6"><text:span text:style-name="T2">[Участок СЦ]Списано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xml:id="id8" draw:id="id8" draw:layer="layout" svg:width="0.845cm" svg:height="0.845cm" svg:x="10.9cm" svg:y="23.055cm">
          <draw:image xlink:href="Pictures/1000020100000018000000180F0BB8CBCF22421C.png" xlink:type="simple" xlink:show="embed" xlink:actuate="onLoad">
            <text:p/>
          </draw:image>
        </draw:frame>
        <draw:connector draw:style-name="gr6" draw:text-style-name="P6" draw:layer="layout" svg:x1="10cm" svg:y1="6cm" svg:x2="10.9cm" svg:y2="23.477cm" draw:start-shape="id2" draw:end-shape="id8" draw:end-glue-point="3" svg:d="M10000 6000v17477h900" svg:viewBox="0 0 901 17478">
          <text:p/>
        </draw:connector>
        <draw:g xml:id="id11" draw:id="id11">
          <draw:custom-shape draw:style-name="gr13" draw:text-style-name="P4" draw:layer="layout" svg:width="6cm" svg:height="1cm" svg:x="15cm" svg:y="10.3cm">
            <draw:glue-point draw:id="4" svg:x="-2.777cm" svg:y="5cm"/>
            <draw:glue-point draw:id="5" svg:x="2.777cm" svg:y="5cm"/>
            <text:list text:style-name="L2">
              <text:list-header>
                <text:p text:style-name="P6"><text:span text:style-name="T2">[Персонал]А.В. Савинов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5" draw:layer="layout" svg:width="0.845cm" svg:height="0.845cm" svg:x="15cm" svg:y="10.355cm">
            <draw:image xlink:href="Pictures/1000020100000018000000180F0BB8CBCF22421C.png" xlink:type="simple" xlink:show="embed" xlink:actuate="onLoad">
              <text:p/>
            </draw:image>
          </draw:frame>
        </draw:g>
        <draw:g xml:id="id9" draw:id="id9">
          <draw:custom-shape draw:style-name="gr14" draw:text-style-name="P4" draw:layer="layout" svg:width="6cm" svg:height="1cm" svg:x="11cm" svg:y="7cm">
            <draw:glue-point draw:id="4" svg:x="-2.777cm" svg:y="5cm"/>
            <draw:glue-point draw:id="5" svg:x="2.777cm" svg:y="5cm"/>
            <text:list text:style-name="L2">
              <text:list-header>
                <text:p text:style-name="P6"><text:span text:style-name="T2">[Персонал]Н.Ю. Грубеш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5" draw:layer="layout" svg:width="0.845cm" svg:height="0.845cm" svg:x="11cm" svg:y="7.055cm">
            <draw:image xlink:href="Pictures/1000020100000018000000180F0BB8CBCF22421C.png" xlink:type="simple" xlink:show="embed" xlink:actuate="onLoad">
              <text:p/>
            </draw:image>
          </draw:frame>
        </draw:g>
        <draw:connector draw:style-name="gr6" draw:text-style-name="P6" draw:layer="layout" svg:x1="10cm" svg:y1="6cm" svg:x2="11cm" svg:y2="7.5cm" draw:start-shape="id2" draw:start-glue-point="2" draw:end-shape="id9" draw:end-glue-point="3" svg:d="M10000 6000v1500h1000" svg:viewBox="0 0 1001 1501">
          <text:p/>
        </draw:connector>
        <draw:connector draw:style-name="gr6" draw:text-style-name="P6" draw:layer="layout" svg:x1="14cm" svg:y1="10cm" svg:x2="15cm" svg:y2="10.8cm" draw:start-shape="id10" draw:start-glue-point="2" draw:end-shape="id11" draw:end-glue-point="3" svg:d="M14000 10000v800h1000" svg:viewBox="0 0 1001 801">
          <text:p/>
        </draw:connector>
        <draw:g xml:id="id12" draw:id="id12">
          <draw:custom-shape draw:style-name="gr15" draw:text-style-name="P4" draw:layer="layout" svg:width="6cm" svg:height="1cm" svg:x="15cm" svg:y="11.6cm">
            <draw:glue-point draw:id="4" svg:x="-2.777cm" svg:y="5cm"/>
            <draw:glue-point draw:id="5" svg:x="2.777cm" svg:y="5cm"/>
            <text:list text:style-name="L2">
              <text:list-header>
                <text:p text:style-name="P6"><text:span text:style-name="T2">[Персонал]***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5" draw:layer="layout" svg:width="0.845cm" svg:height="0.845cm" svg:x="15cm" svg:y="11.655cm">
            <draw:image xlink:href="Pictures/1000020100000018000000180F0BB8CBCF22421C.png" xlink:type="simple" xlink:show="embed" xlink:actuate="onLoad">
              <text:p/>
            </draw:image>
          </draw:frame>
        </draw:g>
        <draw:connector draw:style-name="gr6" draw:text-style-name="P6" draw:layer="layout" svg:x1="14cm" svg:y1="10cm" svg:x2="15cm" svg:y2="12.1cm" draw:start-shape="id10" draw:start-glue-point="2" draw:end-shape="id12" draw:end-glue-point="3" svg:d="M14000 10000v2100h1000" svg:viewBox="0 0 1001 2101">
          <text:p/>
        </draw:connector>
        <draw:g xml:id="id13" draw:id="id13">
          <draw:custom-shape draw:style-name="gr16" draw:text-style-name="P4" draw:layer="layout" svg:width="4cm" svg:height="1cm" svg:x="8cm" svg:y="25cm">
            <draw:glue-point draw:id="4" svg:x="-2.777cm" svg:y="5cm"/>
            <draw:glue-point draw:id="5" svg:x="2.777cm" svg:y="5cm"/>
            <text:list text:style-name="L2">
              <text:list-header>
                <text:p text:style-name="P6"><text:span text:style-name="T2">[Отдел]Бурение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5" draw:layer="layout" svg:width="0.845cm" svg:height="0.845cm" svg:x="8cm" svg:y="25.055cm">
            <draw:image xlink:href="Pictures/1000020100000018000000180F0BB8CBCF22421C.png" xlink:type="simple" xlink:show="embed" xlink:actuate="onLoad">
              <text:p/>
            </draw:image>
          </draw:frame>
        </draw:g>
        <draw:connector draw:style-name="gr6" draw:text-style-name="P6" draw:layer="layout" svg:x1="6.977cm" svg:y1="4cm" svg:x2="8cm" svg:y2="25.5cm" draw:start-shape="id1" draw:start-glue-point="2" draw:end-shape="id13" draw:end-glue-point="3" svg:d="M6977 4000v21500h1023" svg:viewBox="0 0 1024 21501">
          <text:p/>
        </draw:connector>
        <draw:g xml:id="id14" draw:id="id14">
          <draw:custom-shape draw:style-name="gr17" draw:text-style-name="P4" draw:layer="layout" svg:width="6cm" svg:height="1cm" svg:x="11cm" svg:y="27cm">
            <draw:glue-point draw:id="4" svg:x="-2.777cm" svg:y="5cm"/>
            <draw:glue-point draw:id="5" svg:x="2.777cm" svg:y="5cm"/>
            <text:list text:style-name="L2">
              <text:list-header>
                <text:p text:style-name="P6"><text:span text:style-name="T2">[Персонал]***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5" draw:layer="layout" svg:width="0.845cm" svg:height="0.845cm" svg:x="11cm" svg:y="27.055cm">
            <draw:image xlink:href="Pictures/1000020100000018000000180F0BB8CBCF22421C.png" xlink:type="simple" xlink:show="embed" xlink:actuate="onLoad">
              <text:p/>
            </draw:image>
          </draw:frame>
        </draw:g>
        <draw:connector draw:style-name="gr6" draw:text-style-name="P6" draw:layer="layout" svg:x1="10cm" svg:y1="26cm" svg:x2="11cm" svg:y2="27.5cm" draw:start-shape="id13" draw:start-glue-point="2" draw:end-shape="id14" draw:end-glue-point="3" svg:d="M10000 26000v1500h1000" svg:viewBox="0 0 1001 1501">
          <text:p/>
        </draw:connector>
        <draw:g xml:id="id15" draw:id="id15">
          <draw:custom-shape draw:style-name="gr18" draw:text-style-name="P4" draw:layer="layout" svg:width="4cm" svg:height="1cm" svg:x="8cm" svg:y="29cm">
            <draw:glue-point draw:id="4" svg:x="-2.777cm" svg:y="5cm"/>
            <draw:glue-point draw:id="5" svg:x="2.777cm" svg:y="5cm"/>
            <text:list text:style-name="L2">
              <text:list-header>
                <text:p text:style-name="P6"><text:span text:style-name="T2">[Отдел]Контроль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5" draw:layer="layout" svg:width="0.845cm" svg:height="0.845cm" svg:x="8cm" svg:y="29.055cm">
            <draw:image xlink:href="Pictures/1000020100000018000000180F0BB8CBCF22421C.png" xlink:type="simple" xlink:show="embed" xlink:actuate="onLoad">
              <text:p/>
            </draw:image>
          </draw:frame>
        </draw:g>
        <draw:connector draw:style-name="gr6" draw:text-style-name="P6" draw:layer="layout" svg:x1="6.977cm" svg:y1="4cm" svg:x2="8cm" svg:y2="29.5cm" draw:start-shape="id1" draw:start-glue-point="2" draw:end-shape="id15" draw:end-glue-point="3" svg:d="M6977 4000v25500h1023" svg:viewBox="0 0 1024 25501">
          <text:p/>
        </draw:connector>
        <draw:g xml:id="id16" draw:id="id16">
          <draw:custom-shape draw:style-name="gr19" draw:text-style-name="P4" draw:layer="layout" svg:width="6cm" svg:height="1cm" svg:x="11cm" svg:y="31cm">
            <draw:glue-point draw:id="4" svg:x="-2.777cm" svg:y="5cm"/>
            <draw:glue-point draw:id="5" svg:x="2.777cm" svg:y="5cm"/>
            <text:list text:style-name="L2">
              <text:list-header>
                <text:p text:style-name="P6"><text:span text:style-name="T2">[Персонал]***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5" draw:layer="layout" svg:width="0.845cm" svg:height="0.845cm" svg:x="11cm" svg:y="31.055cm">
            <draw:image xlink:href="Pictures/1000020100000018000000180F0BB8CBCF22421C.png" xlink:type="simple" xlink:show="embed" xlink:actuate="onLoad">
              <text:p/>
            </draw:image>
          </draw:frame>
        </draw:g>
        <draw:connector draw:style-name="gr6" draw:text-style-name="P6" draw:layer="layout" svg:x1="10cm" svg:y1="30cm" svg:x2="11cm" svg:y2="31.5cm" draw:start-shape="id15" draw:start-glue-point="2" draw:end-shape="id16" draw:end-glue-point="3" svg:d="M10000 30000v1500h1000" svg:viewBox="0 0 1001 1501">
          <text:p/>
        </draw:connector>
        <draw:g xml:id="id18" draw:id="id18">
          <draw:custom-shape draw:style-name="gr20" draw:text-style-name="P4" draw:layer="layout" svg:width="6cm" svg:height="1cm" svg:x="8cm" svg:y="35cm">
            <draw:glue-point draw:id="4" svg:x="-2.777cm" svg:y="5cm"/>
            <draw:glue-point draw:id="5" svg:x="2.777cm" svg:y="5cm"/>
            <text:list text:style-name="L2">
              <text:list-header>
                <text:p text:style-name="P6"><text:span text:style-name="T2">[Заказ]Заказ ГО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5" draw:layer="layout" svg:width="0.845cm" svg:height="0.845cm" svg:x="8cm" svg:y="35.055cm">
            <draw:image xlink:href="Pictures/1000020100000018000000180F0BB8CBCF22421C.png" xlink:type="simple" xlink:show="embed" xlink:actuate="onLoad">
              <text:p/>
            </draw:image>
          </draw:frame>
        </draw:g>
        <draw:g>
          <draw:custom-shape draw:style-name="gr21" draw:text-style-name="P4" draw:layer="layout" svg:width="6cm" svg:height="1cm" svg:x="11cm" svg:y="31cm">
            <draw:glue-point draw:id="4" svg:x="-2.777cm" svg:y="5cm"/>
            <draw:glue-point draw:id="5" svg:x="2.777cm" svg:y="5cm"/>
            <text:list text:style-name="L2">
              <text:list-header>
                <text:p text:style-name="P6"><text:span text:style-name="T2">[Персонал]***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5" draw:layer="layout" svg:width="0.845cm" svg:height="0.845cm" svg:x="11cm" svg:y="31.055cm">
            <draw:image xlink:href="Pictures/1000020100000018000000180F0BB8CBCF22421C.png" xlink:type="simple" xlink:show="embed" xlink:actuate="onLoad">
              <text:p/>
            </draw:image>
          </draw:frame>
        </draw:g>
        <draw:g xml:id="id17" draw:id="id17">
          <draw:custom-shape draw:style-name="gr22" draw:text-style-name="P4" draw:layer="layout" svg:width="6cm" svg:height="1cm" svg:x="8cm" svg:y="33cm">
            <draw:glue-point draw:id="4" svg:x="-2.777cm" svg:y="5cm"/>
            <draw:glue-point draw:id="5" svg:x="2.777cm" svg:y="5cm"/>
            <text:list text:style-name="L2">
              <text:list-header>
                <text:p text:style-name="P6"><text:span text:style-name="T2">[Заказ]Заказ МТР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5" draw:layer="layout" svg:width="0.845cm" svg:height="0.845cm" svg:x="8cm" svg:y="33.055cm">
            <draw:image xlink:href="Pictures/1000020100000018000000180F0BB8CBCF22421C.png" xlink:type="simple" xlink:show="embed" xlink:actuate="onLoad">
              <text:p/>
            </draw:image>
          </draw:frame>
        </draw:g>
        <draw:connector draw:style-name="gr6" draw:text-style-name="P6" draw:layer="layout" svg:x1="6.977cm" svg:y1="4cm" svg:x2="8cm" svg:y2="33.5cm" draw:start-shape="id1" draw:start-glue-point="2" draw:end-shape="id17" draw:end-glue-point="3" svg:d="M6977 4000v29500h1023" svg:viewBox="0 0 1024 29501">
          <text:p/>
        </draw:connector>
        <draw:connector draw:style-name="gr6" draw:text-style-name="P6" draw:layer="layout" svg:x1="6.977cm" svg:y1="4cm" svg:x2="8cm" svg:y2="35.5cm" draw:start-shape="id1" draw:start-glue-point="2" draw:end-shape="id18" draw:end-glue-point="3" svg:d="M6977 4000v31500h1023" svg:viewBox="0 0 1024 31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="Arrow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8T14:55:39.942000000</meta:creation-date>
    <dc:date>2016-06-20T21:01:42.451000000</dc:date>
    <meta:editing-duration>P3DT4H24M27S</meta:editing-duration>
    <meta:editing-cycles>60</meta:editing-cycles>
    <meta:generator>LibreOffice/5.1.2.2$Windows_x86 LibreOffice_project/d3bf12ecb743fc0d20e0be0c58ca359301eb705f</meta:generator>
    <meta:document-statistic meta:object-count="68"/>
  </office:meta>
</office:document-meta>
</file>